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Lucida Grande UI" svg:font-family="'.Lucida Grande UI'"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2.1146in"/>
    </style:style>
    <style:style style:name="Table10.D" style:family="table-column">
      <style:table-column-properties style:column-width="0.7563in"/>
    </style:style>
    <style:style style:name="Table10.F" style:family="table-column">
      <style:table-column-properties style:column-width="1.0813in"/>
    </style:style>
    <style:style style:name="Table10.G" style:family="table-column">
      <style:table-column-properties style:column-width="1.0785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25in"/>
    </style:style>
    <style:style style:name="Table12.E" style:family="table-column">
      <style:table-column-properties style:column-width="1.1056in"/>
    </style:style>
    <style:style style:name="Table12.F" style:family="table-column">
      <style:table-column-properties style:column-width="1.9194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0.5681in"/>
    </style:style>
    <style:style style:name="Table13.C" style:family="table-column">
      <style:table-column-properties style:column-width="5.7875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75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6.3542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1" fo:font-size="16pt" style:font-size-asian="16pt" style:font-size-complex="16pt"/>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8" style:family="paragraph" style:parent-style-name="Table_20_Heading">
      <style:paragraph-properties fo:margin-top="0in" fo:margin-bottom="0in" style:contextual-spacing="false"/>
    </style:style>
    <style:style style:name="P9" style:family="paragraph" style:parent-style-name="Table_20_Heading">
      <style:paragraph-properties fo:margin-top="0in" fo:margin-bottom="0in" style:contextual-spacing="false"/>
      <style:text-properties officeooo:rsid="00159764" officeooo:paragraph-rsid="00159764"/>
    </style:style>
    <style:style style:name="P10" style:family="paragraph" style:parent-style-name="Table_20_Heading">
      <style:paragraph-properties fo:margin-top="0in" fo:margin-bottom="0in" style:contextual-spacing="false"/>
      <style:text-properties officeooo:rsid="0011d039" officeooo:paragraph-rsid="0011d039"/>
    </style:style>
    <style:style style:name="P11" style:family="paragraph" style:parent-style-name="Table_20_Contents">
      <style:paragraph-properties fo:margin-top="0in" fo:margin-bottom="0in" style:contextual-spacing="false"/>
    </style:style>
    <style:style style:name="P12" style:family="paragraph" style:parent-style-name="Table_20_Contents">
      <style:paragraph-properties fo:margin-top="0in" fo:margin-bottom="0in" style:contextual-spacing="false" fo:text-align="center" style:justify-single-word="false"/>
    </style:style>
    <style:style style:name="P13" style:family="paragraph" style:parent-style-name="Table_20_Contents">
      <style:paragraph-properties fo:margin-top="0in" fo:margin-bottom="0in" style:contextual-spacing="false"/>
      <style:text-properties officeooo:rsid="000ea832" officeooo:paragraph-rsid="000ea832"/>
    </style:style>
    <style:style style:name="P14" style:family="paragraph" style:parent-style-name="Standard">
      <style:text-properties style:font-name="TimesNewRomanPSMT" fo:font-size="12pt"/>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Heading_20_1" style:master-page-name="First_20_Page">
      <style:paragraph-properties style:page-number="auto"/>
    </style:style>
    <style:style style:name="P26" style:family="paragraph" style:parent-style-name="Table_20_Contents">
      <style:paragraph-properties fo:margin-top="0in" fo:margin-bottom="0in" style:contextual-spacing="false"/>
    </style:style>
    <style:style style:name="P27" style:family="paragraph" style:parent-style-name="Table_20_Contents" style:list-style-name="L12">
      <style:paragraph-properties fo:margin-top="0in" fo:margin-bottom="0in" style:contextual-spacing="false" fo:text-align="start" style:justify-single-word="false"/>
      <style:text-properties officeooo:rsid="0011d039" officeooo:paragraph-rsid="0011d039"/>
    </style:style>
    <style:style style:name="P28" style:family="paragraph" style:parent-style-name="Table_20_Contents" style:list-style-name="L5">
      <style:paragraph-properties fo:margin-top="0in" fo:margin-bottom="0in" style:contextual-spacing="false" fo:text-align="start" style:justify-single-word="false"/>
    </style:style>
    <style:style style:name="P29" style:family="paragraph" style:parent-style-name="Table_20_Contents" style:list-style-name="L6">
      <style:paragraph-properties fo:margin-top="0in" fo:margin-bottom="0in" style:contextual-spacing="false" fo:text-align="start" style:justify-single-word="false"/>
    </style:style>
    <style:style style:name="P30" style:family="paragraph" style:parent-style-name="Table_20_Contents" style:list-style-name="L7">
      <style:paragraph-properties fo:margin-top="0in" fo:margin-bottom="0in" style:contextual-spacing="false" fo:text-align="start" style:justify-single-word="false"/>
    </style:style>
    <style:style style:name="P31" style:family="paragraph" style:parent-style-name="Table_20_Contents" style:list-style-name="L8">
      <style:paragraph-properties fo:margin-top="0in" fo:margin-bottom="0in" style:contextual-spacing="false" fo:text-align="start" style:justify-single-word="false"/>
    </style:style>
    <style:style style:name="P32" style:family="paragraph" style:parent-style-name="Table_20_Contents" style:list-style-name="L9">
      <style:paragraph-properties fo:margin-top="0in" fo:margin-bottom="0in" style:contextual-spacing="false" fo:text-align="start" style:justify-single-word="false"/>
    </style:style>
    <style:style style:name="P33" style:family="paragraph" style:parent-style-name="Table_20_Contents" style:list-style-name="L12">
      <style:paragraph-properties fo:margin-top="0in" fo:margin-bottom="0in" style:contextual-spacing="false" fo:text-align="start" style:justify-single-word="false"/>
    </style:style>
    <style:style style:name="P34" style:family="paragraph" style:parent-style-name="Table_20_Contents">
      <style:paragraph-properties fo:margin-top="0in" fo:margin-bottom="0in" style:contextual-spacing="false" fo:text-align="center" style:justify-single-word="false"/>
    </style:style>
    <style:style style:name="P35" style:family="paragraph" style:parent-style-name="Table_20_Heading">
      <style:paragraph-properties fo:margin-top="0in" fo:margin-bottom="0in" style:contextual-spacing="false"/>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 style:family="paragraph">
      <style:paragraph-properties style:writing-mode="lr-tb"/>
    </style:style>
    <style:style style:name="P3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font-size="9pt" style:font-size-asian="9pt"/>
    </style:style>
    <style:style style:name="T6" style:family="text">
      <style:text-properties officeooo:rsid="0011d039"/>
    </style:style>
    <style:style style:name="T7" style:family="text">
      <style:text-properties officeooo:rsid="000ea832"/>
    </style:style>
    <style:style style:name="T8" style:family="text">
      <style:text-properties officeooo:rsid="000fc19d"/>
    </style:style>
    <style:style style:name="T9" style:family="text">
      <style:text-properties style:text-underline-style="solid" style:text-underline-width="auto" style:text-underline-color="font-color"/>
    </style:style>
    <style:style style:name="T10" style:family="text">
      <style:text-properties officeooo:rsid="000b9f99"/>
    </style:style>
    <style:style style:name="T11" style:family="text">
      <style:text-properties officeooo:rsid="00152ece"/>
    </style:style>
    <style:style style:name="T12" style:family="text">
      <style:text-properties officeooo:rsid="00159764"/>
    </style:style>
    <style:style style:name="T13" style:family="text">
      <style:text-properties officeooo:rsid="00169f00"/>
    </style:style>
    <style:style style:name="T14" style:family="text">
      <style:text-properties style:use-window-font-color="true" style:text-outline="false" style:text-line-through-style="none" style:text-line-through-type="none" style:text-position="0% 100%" style:font-name=".Lucida Grand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14">This Standard is in the context of the following OpenLCB Standards: </text:p>
      <text:list xml:id="list6981907823827087957" text:style-name="L10">
        <text:list-item>
          <text:p text:style-name="P19">OpenLCB Configuration Description Information <text:span text:style-name="T10">(CDI)</text:span>, which defines fixed information to allow a Configuration Tool (CT) to configure a node.</text:p>
        </text:list-item>
        <text:list-item>
          <text:p text:style-name="P19">OpenLCB Datagram Transport Protocol, which defines the protocol for transporting 0-72 byte datagrams <text:span text:style-name="T4">from</text:span> node to node.</text:p>
        </text:list-item>
        <text:list-item>
          <text:p text:style-name="P19">OpenLCB Message Network, which defines message interchange for OpenLCB, specifically how this protocol appears in the Protocol Support Reply message and Error Codes.</text:p>
        </text:list-item>
        <text:list-item>
          <text:p text:style-name="P19">The OpenLCB Stream Transport Standard, which defines the protocol for transporting data from node to node.</text:p>
        </text:list-item>
      </text:list>
      <text:h text:style-name="Heading_20_1" text:outline-level="1">Protocol (Normative)</text:h>
      <text:h text:style-name="Heading_20_2" text:outline-level="2">Address Space Size</text:h>
      <text:p text:style-name="Standard">Configuration memory addresses are 32 bits. The addressable quantity is the byte. There are 255 unique address spaces, which are specified using an address space selectors.</text:p>
      <text:h text:style-name="Heading_20_2" text:outline-level="2">Address Space Selection</text:h>
      <text:p text:style-name="Standard">Of the 255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5622374324643558855" text:style-name="L11">
        <text:list-item>
          <text:p text:style-name="P20">(space=0xFF, control bits=0b0000011) Configuration definition – A read-only space containing the Configuration Description Information for this node, if any.</text:p>
        </text:list-item>
        <text:list-item>
          <text:p text:style-name="P20"><text:soft-page-break/>(space=0xFE, control bits=0b00000010) All memory – This special space provides access to all memory in the device, where “all” is defined by the designer. </text:p>
        </text:list-item>
        <text:list-item>
          <text:p text:style-name="P20">(space=0xFD, control bits=0b00000001) Configuration – A <text:span text:style-name="T13">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Message Formats</text:h>
      <text:p text:style-name="Standard">The following table shows available configuration message formats. All other formats are reserved. <text:s/><text:span text:style-name="T6">Note that Byte 6 is optional. <text:s/>If Byte 6 is not used, it is not present in the message, and the remaining bytes directly follow Byte 5 with no Byte 6 padding.</text:span></text:p>
      <text:h text:style-name="Heading_20_3" text:outline-level="3">Error Handling</text:h>
      <text:p text:style-name="Standard">An unknown command in byte 1 shall return a datagram rejected reply with an error-code as defined in the OpenLCB Message Network Standard.</text:p>
      <text:p text:style-name="Standard">!!br0ken!!</text:p>
      <text:h text:style-name="Heading_20_3" text:outline-level="3">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8">Byte 0</text:p>
            </table:table-cell>
            <table:table-cell table:style-name="ReadCommandTable.A1" office:value-type="string">
              <text:p text:style-name="P8">Byte 1</text:p>
              <text:p text:style-name="P8"/>
            </table:table-cell>
            <table:table-cell table:style-name="ReadCommandTable.A1" office:value-type="string">
              <text:p text:style-name="P8">Byte 2-5</text:p>
            </table:table-cell>
            <table:table-cell table:style-name="ReadCommandTable.A1" office:value-type="string">
              <text:p text:style-name="P8">Byte 6<text:line-break/>(optional)</text:p>
            </table:table-cell>
            <table:table-cell table:style-name="ReadCommandTable.E1" office:value-type="string">
              <text:p text:style-name="P8">Byte 7/6</text:p>
            </table:table-cell>
          </table:table-row>
        </table:table-header-rows>
        <table:table-row>
          <table:table-cell table:style-name="ReadCommandTable.A2" office:value-type="string">
            <text:p text:style-name="P11">0x20</text:p>
          </table:table-cell>
          <table:table-cell table:style-name="ReadCommandTable.A2" office:value-type="string">
            <text:p text:style-name="P11">0x40 Space in byte 6<text:line-break/>0x41 Space 0xFD<text:line-break/>0x42 Space 0xFE<text:line-break/>0x43 Space 0xFF </text:p>
          </table:table-cell>
          <table:table-cell table:style-name="ReadCommandTable.A2" office:value-type="string">
            <text:p text:style-name="P12">Starting Address</text:p>
          </table:table-cell>
          <table:table-cell table:style-name="ReadCommandTable.A2" office:value-type="string">
            <text:p text:style-name="P12">Address Space</text:p>
          </table:table-cell>
          <table:table-cell table:style-name="ReadCommandTable.E2" office:value-type="string">
            <text:p text:style-name="P12">Read Count (1 – <text:span text:style-name="T6">64 bytes</text:span>)</text:p>
            <text:p text:style-name="P12">Upper bit reserved, must be ignored</text:p>
          </table:table-cell>
        </table:table-row>
      </table:table>
      <text:p text:style-name="Standard"/>
      <text:h text:style-name="Heading_20_3" text:outline-level="3">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8">Byte 0</text:p>
            </table:table-cell>
            <table:table-cell table:style-name="Table4.A1" office:value-type="string">
              <text:p text:style-name="P8">Byte 1</text:p>
            </table:table-cell>
            <table:table-cell table:style-name="Table4.A1" office:value-type="string">
              <text:p text:style-name="P8">Byte 2-5</text:p>
            </table:table-cell>
            <table:table-cell table:style-name="Table4.A1" office:value-type="string">
              <text:p text:style-name="P8">Byte 6<text:line-break/>(optional)</text:p>
            </table:table-cell>
            <table:table-cell table:style-name="Table4.E1" office:value-type="string">
              <text:p text:style-name="P9">Remaining Bytes</text:p>
              <text:p text:style-name="P9">(in network order, top to bottom)</text:p>
            </table:table-cell>
          </table:table-row>
        </table:table-header-rows>
        <table:table-row>
          <table:table-cell table:style-name="Table4.A2" table:number-rows-spanned="2" office:value-type="string">
            <text:p text:style-name="P11">0x20</text:p>
          </table:table-cell>
          <table:table-cell table:style-name="Table4.A2" office:value-type="string">
            <text:p text:style-name="P11">OK status:</text:p>
            <text:p text:style-name="P11">0x50 Space in byte 6<text:line-break/>0x51 Space 0xFD<text:line-break/>0x52 Space 0xFE<text:line-break/>0x53 Space 0xFF </text:p>
          </table:table-cell>
          <table:table-cell table:style-name="Table4.A2" table:number-rows-spanned="2" office:value-type="string">
            <text:p text:style-name="P12">Starting Address</text:p>
          </table:table-cell>
          <table:table-cell table:style-name="Table4.A2" table:number-rows-spanned="2" office:value-type="string">
            <text:p text:style-name="P12">Address Space</text:p>
          </table:table-cell>
          <table:table-cell table:style-name="Table4.E2" office:value-type="string">
            <text:p text:style-name="P12">Data (1 – <text:span text:style-name="T6">64 bytes</text:span>)</text:p>
          </table:table-cell>
        </table:table-row>
        <table:table-row>
          <table:covered-table-cell/>
          <table:table-cell table:style-name="Table4.A2" office:value-type="string">
            <text:p text:style-name="P11">Failure status:</text:p>
            <text:p text:style-name="P11">0x58 Space in byte 6<text:line-break/>0x59 Space 0xFD<text:line-break/>0x5A Space 0xFE<text:line-break/>0x5B Space 0xFF </text:p>
          </table:table-cell>
          <table:covered-table-cell/>
          <table:covered-table-cell/>
          <table:table-cell table:style-name="Table4.E2" office:value-type="string">
            <text:list xml:id="list448186764112448148" text:style-name="L5">
              <text:list-item>
                <text:p text:style-name="P28">Error Code (two bytes)</text:p>
              </text:list-item>
              <text:list-item>
                <text:p text:style-name="P28">optional zero-terminated message string <text:span text:style-name="T6">(0 – 63 bytes)</text:span></text:p>
              </text:list-item>
            </text:list>
          </table:table-cell>
        </table:table-row>
      </table:table>
      <text:p text:style-name="Standard"/>
      <text:h text:style-name="Heading_20_3" text:outline-level="3"><text:soft-page-break/>Read <text:span text:style-name="T6">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8">Byte 0</text:p>
            </table:table-cell>
            <table:table-cell table:style-name="Table8.A1" office:value-type="string">
              <text:p text:style-name="P8">Byte 1</text:p>
            </table:table-cell>
            <table:table-cell table:style-name="Table8.A1" office:value-type="string">
              <text:p text:style-name="P8">Byte<text:span text:style-name="T7">s</text:span> 2-<text:span text:style-name="T7">5</text:span></text:p>
            </table:table-cell>
            <table:table-cell table:style-name="Table8.A1" office:value-type="string">
              <text:p text:style-name="P8">Byte 6<text:line-break/>(optional)</text:p>
            </table:table-cell>
            <table:table-cell table:style-name="Table8.E1" office:value-type="string">
              <text:p text:style-name="P8">Remaining Bytes</text:p>
              <text:p text:style-name="P9">(in network order, top to bottom)</text:p>
            </table:table-cell>
          </table:table-row>
        </table:table-header-rows>
        <table:table-row>
          <table:table-cell table:style-name="Table8.A2" office:value-type="string">
            <text:p text:style-name="P11">0x20</text:p>
          </table:table-cell>
          <table:table-cell table:style-name="Table8.A2" office:value-type="string">
            <text:p text:style-name="P11">0x<text:span text:style-name="T6">6</text:span>0 Space in byte 6<text:line-break/>0x<text:span text:style-name="T6">6</text:span>1 Space 0xFD<text:line-break/>0x<text:span text:style-name="T6">6</text:span>2 Space 0xFE<text:line-break/>0x<text:span text:style-name="T6">6</text:span>3 Space 0xFF </text:p>
          </table:table-cell>
          <table:table-cell table:style-name="Table8.A2" office:value-type="string">
            <text:p text:style-name="P12">Starting Address</text:p>
          </table:table-cell>
          <table:table-cell table:style-name="Table8.A2" office:value-type="string">
            <text:p text:style-name="P12">Address Space</text:p>
          </table:table-cell>
          <table:table-cell table:style-name="Table8.E2" office:value-type="string">
            <text:list xml:id="list5730574310884493536" text:style-name="L12">
              <text:list-item>
                <text:p text:style-name="P33">Read Count (4 bytes)</text:p>
              </text:list-item>
              <text:list-item>
                <text:p text:style-name="P27">Destination Stream ID (1 byte)</text:p>
              </text:list-item>
            </text:list>
          </table:table-cell>
        </table:table-row>
      </table:table>
      <text:p text:style-name="Standard"/>
      <text:h text:style-name="Heading_20_3" text:outline-level="3">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8">Byte 0</text:p>
            </table:table-cell>
            <table:table-cell table:style-name="Table23.A1" office:value-type="string">
              <text:p text:style-name="P8">Byte 1</text:p>
            </table:table-cell>
            <table:table-cell table:style-name="Table23.A1" office:value-type="string">
              <text:p text:style-name="P8">Byte<text:span text:style-name="T6">s</text:span> 2-<text:span text:style-name="T6">5</text:span></text:p>
            </table:table-cell>
            <table:table-cell table:style-name="Table23.A1" office:value-type="string">
              <text:p text:style-name="P8">Byte 6<text:line-break/>(optional)</text:p>
            </table:table-cell>
            <table:table-cell table:style-name="Table23.E1" office:value-type="string">
              <text:p text:style-name="P10">Remaining Bytes</text:p>
              <text:p text:style-name="P9">(in network order, top to bottom)</text:p>
            </table:table-cell>
          </table:table-row>
        </table:table-header-rows>
        <table:table-row>
          <table:table-cell table:style-name="Table23.A2" table:number-rows-spanned="2" office:value-type="string">
            <text:p text:style-name="P11">0x20</text:p>
          </table:table-cell>
          <table:table-cell table:style-name="Table23.A2" office:value-type="string">
            <text:p text:style-name="P11">OK status:</text:p>
            <text:p text:style-name="P11">0x70 Space in byte 6<text:line-break/>0x71 Space 0xFD<text:line-break/>0x72 Space 0xFE<text:line-break/>0x73 Space 0xFF </text:p>
          </table:table-cell>
          <table:table-cell table:style-name="Table23.A2" table:number-rows-spanned="2" office:value-type="string">
            <text:p text:style-name="P12">Starting Address</text:p>
          </table:table-cell>
          <table:table-cell table:style-name="Table23.A2" table:number-rows-spanned="2" office:value-type="string">
            <text:p text:style-name="P12">Address Space</text:p>
          </table:table-cell>
          <table:table-cell table:style-name="Table23.E2" office:value-type="string">
            <text:list xml:id="list8783946170554508159" text:style-name="L6">
              <text:list-item>
                <text:p text:style-name="P29">Read Count (4 bytes)</text:p>
              </text:list-item>
              <text:list-item>
                <text:p text:style-name="P29">Source Stream ID (1 byte)</text:p>
              </text:list-item>
            </text:list>
          </table:table-cell>
        </table:table-row>
        <table:table-row>
          <table:covered-table-cell/>
          <table:table-cell table:style-name="Table23.A2" office:value-type="string">
            <text:p text:style-name="P11">Failure status:</text:p>
            <text:p text:style-name="P11">0x78 Space in byte 6<text:line-break/>0x79 Space 0xFD<text:line-break/>0x7A Space 0xFE<text:line-break/>0x7BSpace 0xFF </text:p>
          </table:table-cell>
          <table:covered-table-cell/>
          <table:covered-table-cell/>
          <table:table-cell table:style-name="Table23.E2" office:value-type="string">
            <text:list xml:id="list3500759515590386538" text:style-name="L7">
              <text:list-item>
                <text:p text:style-name="P30">Error Code (<text:span text:style-name="T6">2 </text:span>bytes)</text:p>
              </text:list-item>
              <text:list-item>
                <text:p text:style-name="P30">optional zero-terminated message string <text:span text:style-name="T6">(0 – 63 bytes)</text:span></text:p>
              </text:list-item>
            </text:list>
          </table:table-cell>
        </table:table-row>
      </table:table>
      <text:p text:style-name="Standard"/>
      <text:h text:style-name="Heading_20_3" text:outline-level="3">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8">Byte 0</text:p>
            </table:table-cell>
            <table:table-cell table:style-name="Table5.A1" office:value-type="string">
              <text:p text:style-name="P8">Byte 1</text:p>
            </table:table-cell>
            <table:table-cell table:style-name="Table5.A1" office:value-type="string">
              <text:p text:style-name="P8">Byte 2-5</text:p>
            </table:table-cell>
            <table:table-cell table:style-name="Table5.A1" office:value-type="string">
              <text:p text:style-name="P8">Byte 6<text:line-break/>(optional)</text:p>
            </table:table-cell>
            <table:table-cell table:style-name="Table5.E1" office:value-type="string">
              <text:p text:style-name="P8">Remaining Bytes</text:p>
            </table:table-cell>
          </table:table-row>
        </table:table-header-rows>
        <table:table-row>
          <table:table-cell table:style-name="Table5.A2" office:value-type="string">
            <text:p text:style-name="P11">0x20</text:p>
          </table:table-cell>
          <table:table-cell table:style-name="Table5.A2" office:value-type="string">
            <text:p text:style-name="P11">0x00 Space in byte 6<text:line-break/>0x01 Space 0xFD<text:line-break/>0x02 Space 0xFE<text:line-break/>0x03 Space 0xFF </text:p>
          </table:table-cell>
          <table:table-cell table:style-name="Table5.A2" office:value-type="string">
            <text:p text:style-name="P12">Starting Address</text:p>
          </table:table-cell>
          <table:table-cell table:style-name="Table5.A2" office:value-type="string">
            <text:p text:style-name="P12">Address Space</text:p>
          </table:table-cell>
          <table:table-cell table:style-name="Table5.E2" office:value-type="string">
            <text:p text:style-name="P12">Data (1 – <text:span text:style-name="T6">64 </text:span>bytes)</text:p>
          </table:table-cell>
        </table:table-row>
      </table:table>
      <text:p text:style-name="Standard"/>
      <text:h text:style-name="Heading_20_3" text:outline-level="3"><text:soft-page-break/>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8">Byte 0</text:p>
            </table:table-cell>
            <table:table-cell table:style-name="Table2.A1" office:value-type="string">
              <text:p text:style-name="P8">Byte 1</text:p>
            </table:table-cell>
            <table:table-cell table:style-name="Table2.A1" office:value-type="string">
              <text:p text:style-name="P8">Byte 2-5</text:p>
            </table:table-cell>
            <table:table-cell table:style-name="Table2.A1" office:value-type="string">
              <text:p text:style-name="P8">Byte 6<text:line-break/>(optional)</text:p>
            </table:table-cell>
            <table:table-cell table:style-name="Table2.E1" office:value-type="string">
              <text:p text:style-name="P8">Remaining Bytes</text:p>
              <text:p text:style-name="P9">(in network order, top to bottom)</text:p>
            </table:table-cell>
          </table:table-row>
        </table:table-header-rows>
        <table:table-row>
          <table:table-cell table:style-name="Table2.A2" table:number-rows-spanned="2" office:value-type="string">
            <text:p text:style-name="P11">0x20</text:p>
          </table:table-cell>
          <table:table-cell table:style-name="Table2.A2" office:value-type="string">
            <text:p text:style-name="P11">OK status:</text:p>
            <text:p text:style-name="P11">0x10 Space in byte 6<text:line-break/>0x11 Space 0xFD<text:line-break/>0x12 Space 0xFE<text:line-break/>0x13 Space 0xFF </text:p>
          </table:table-cell>
          <table:table-cell table:style-name="Table2.A2" table:number-rows-spanned="2" office:value-type="string">
            <text:p text:style-name="P12">Starting Address</text:p>
          </table:table-cell>
          <table:table-cell table:style-name="Table2.A2" table:number-rows-spanned="2" office:value-type="string">
            <text:p text:style-name="P12">Address Space</text:p>
          </table:table-cell>
          <table:table-cell table:style-name="Table2.E2" office:value-type="string">
            <text:p text:style-name="P12">(None)</text:p>
          </table:table-cell>
        </table:table-row>
        <table:table-row>
          <table:covered-table-cell/>
          <table:table-cell table:style-name="Table2.A2" office:value-type="string">
            <text:p text:style-name="P11">Failure status:</text:p>
            <text:p text:style-name="P11">0x18 Space in byte 6<text:line-break/>0x19 Space 0xFD<text:line-break/>0x1A Space 0xFE<text:line-break/>0x1B Space 0xFF </text:p>
          </table:table-cell>
          <table:covered-table-cell/>
          <table:covered-table-cell/>
          <table:table-cell table:style-name="Table2.E2" office:value-type="string">
            <text:list xml:id="list5666449640311345097" text:style-name="L8">
              <text:list-item>
                <text:p text:style-name="P31">Error Code (two bytes)</text:p>
              </text:list-item>
              <text:list-item>
                <text:p text:style-name="P31">optional zero-terminated message string <text:span text:style-name="T11">(0 – 63 bytes)</text:span></text:p>
              </text:list-item>
            </text:list>
          </table:table-cell>
        </table:table-row>
      </table:table>
      <text:p text:style-name="Standard"/>
      <text:h text:style-name="Heading_20_3" text:outline-level="3">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8">Byte 0</text:p>
            </table:table-cell>
            <table:table-cell table:style-name="Table6.A1" office:value-type="string">
              <text:p text:style-name="P8">Byte 1</text:p>
            </table:table-cell>
            <table:table-cell table:style-name="Table6.A1" office:value-type="string">
              <text:p text:style-name="P8">Byte 2-5</text:p>
            </table:table-cell>
            <table:table-cell table:style-name="Table6.A1" office:value-type="string">
              <text:p text:style-name="P8">Byte 6<text:line-break/>(optional)</text:p>
            </table:table-cell>
            <table:table-cell table:style-name="Table6.E1" office:value-type="string">
              <text:p text:style-name="P8">Remainder</text:p>
            </table:table-cell>
          </table:table-row>
        </table:table-header-rows>
        <table:table-row>
          <table:table-cell table:style-name="Table6.A2" office:value-type="string">
            <text:p text:style-name="P11">0x20</text:p>
          </table:table-cell>
          <table:table-cell table:style-name="Table6.A2" office:value-type="string">
            <text:p text:style-name="P11">0x08 Space in byte 6<text:line-break/>0x09 Space 0xFD<text:line-break/>0x0A Space 0xFE<text:line-break/>0x0B Space 0xFF </text:p>
          </table:table-cell>
          <table:table-cell table:style-name="Table6.A2" office:value-type="string">
            <text:p text:style-name="P12">Starting Address</text:p>
          </table:table-cell>
          <table:table-cell table:style-name="Table6.A2" office:value-type="string">
            <text:p text:style-name="P12">Address Space</text:p>
          </table:table-cell>
          <table:table-cell table:style-name="Table6.E2" office:value-type="string">
            <text:p text:style-name="P12">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h text:style-name="Heading_20_3" text:outline-level="3">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8">Byte 0</text:p>
            </table:table-cell>
            <table:table-cell table:style-name="Table7.A1" office:value-type="string">
              <text:p text:style-name="P8">Byte 1</text:p>
            </table:table-cell>
            <table:table-cell table:style-name="Table7.A1" office:value-type="string">
              <text:p text:style-name="P8">Byte 2-5</text:p>
            </table:table-cell>
            <table:table-cell table:style-name="Table7.A1" office:value-type="string">
              <text:p text:style-name="P8">Byte 6<text:line-break/>(optional)</text:p>
            </table:table-cell>
            <table:table-cell table:style-name="Table7.E1" office:value-type="string">
              <text:p text:style-name="P8">Remainder</text:p>
            </table:table-cell>
          </table:table-row>
        </table:table-header-rows>
        <table:table-row>
          <table:table-cell table:style-name="Table7.A2" office:value-type="string">
            <text:p text:style-name="P11">0x20</text:p>
          </table:table-cell>
          <table:table-cell table:style-name="Table7.A2" office:value-type="string">
            <text:p text:style-name="P11">0x20 Space in byte 6<text:line-break/>0x21 Space 0xFD<text:line-break/>0x22 Space 0xFE<text:line-break/>0x23 Space 0xFF </text:p>
          </table:table-cell>
          <table:table-cell table:style-name="Table7.A2" office:value-type="string">
            <text:p text:style-name="P12">Starting Address</text:p>
          </table:table-cell>
          <table:table-cell table:style-name="Table7.A2" office:value-type="string">
            <text:p text:style-name="P12">Address Space</text:p>
          </table:table-cell>
          <table:table-cell table:style-name="Table7.E2" office:value-type="string">
            <text:p text:style-name="P12">Source Stream ID (1 byte)</text:p>
          </table:table-cell>
        </table:table-row>
      </table:table>
      <text:h text:style-name="Heading_20_3" text:outline-level="3"><text:soft-page-break/>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8">Byte 0</text:p>
            </table:table-cell>
            <table:table-cell table:style-name="Table3.A1" office:value-type="string">
              <text:p text:style-name="P8">Byte 1</text:p>
            </table:table-cell>
            <table:table-cell table:style-name="Table3.A1" office:value-type="string">
              <text:p text:style-name="P8">Byte 2-5</text:p>
            </table:table-cell>
            <table:table-cell table:style-name="Table3.A1" office:value-type="string">
              <text:p text:style-name="P8">Byte 6<text:line-break/>(optional)</text:p>
            </table:table-cell>
            <table:table-cell table:style-name="Table3.E1" office:value-type="string">
              <text:p text:style-name="P8">Remaining Bytes</text:p>
              <text:p text:style-name="P9">(in network order, top to bottom)</text:p>
            </table:table-cell>
          </table:table-row>
        </table:table-header-rows>
        <table:table-row>
          <table:table-cell table:style-name="Table3.A2" table:number-rows-spanned="2" office:value-type="string">
            <text:p text:style-name="P11">0x20</text:p>
          </table:table-cell>
          <table:table-cell table:style-name="Table3.A2" office:value-type="string">
            <text:p text:style-name="P11">OK status:</text:p>
            <text:p text:style-name="P11">0x30 Space in byte 6<text:line-break/>0x31 Space 0xFD<text:line-break/>0x32 Space 0xFE<text:line-break/>0x33 Space 0xFF </text:p>
          </table:table-cell>
          <table:table-cell table:style-name="Table3.A2" table:number-rows-spanned="2" office:value-type="string">
            <text:p text:style-name="P12">Starting Address</text:p>
          </table:table-cell>
          <table:table-cell table:style-name="Table3.A2" table:number-rows-spanned="2" office:value-type="string">
            <text:p text:style-name="P12">Address Space</text:p>
          </table:table-cell>
          <table:table-cell table:style-name="Table3.E2" office:value-type="string">
            <text:p text:style-name="P12">(None)</text:p>
          </table:table-cell>
        </table:table-row>
        <table:table-row>
          <table:covered-table-cell/>
          <table:table-cell table:style-name="Table3.A2" office:value-type="string">
            <text:p text:style-name="P11">Failure status:</text:p>
            <text:p text:style-name="P11">0x38 Space in byte 6<text:line-break/>0x39 Space 0xFD<text:line-break/>0x3A Space 0xFE<text:line-break/>0x3B Space 0xFF </text:p>
          </table:table-cell>
          <table:covered-table-cell/>
          <table:covered-table-cell/>
          <table:table-cell table:style-name="Table3.E2" office:value-type="string">
            <text:list xml:id="list5052870023842430663" text:style-name="L9">
              <text:list-item>
                <text:p text:style-name="P32">Error Code (two bytes)</text:p>
              </text:list-item>
              <text:list-item>
                <text:p text:style-name="P32"><text:span text:style-name="T12">o</text:span>ptional zero-terminated message string <text:span text:style-name="T12">(0 – 63 bytes)</text:span></text:p>
              </text:list-item>
            </text:list>
          </table:table-cell>
        </table:table-row>
      </table:table>
      <text:p text:style-name="Standard"/>
      <text:p text:style-name="Standard"/>
      <text:h text:style-name="Heading_20_3" text:outline-level="3">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8">Byte 0</text:p>
            </table:table-cell>
            <table:table-cell table:style-name="Table9.B1" office:value-type="string">
              <text:p text:style-name="P8">Byte 1</text:p>
            </table:table-cell>
          </table:table-row>
        </table:table-header-rows>
        <table:table-row>
          <table:table-cell table:style-name="Table9.A2" office:value-type="string">
            <text:p text:style-name="P11">0x20</text:p>
          </table:table-cell>
          <table:table-cell table:style-name="Table9.B2" office:value-type="string">
            <text:p text:style-name="P11">0x80</text:p>
          </table:table-cell>
        </table:table-row>
      </table:table>
      <text:p text:style-name="Standard"/>
      <text:h text:style-name="Heading_20_3" text:outline-level="3">Get Configuration Reply</text:h>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G"/>
        <table:table-header-rows>
          <table:table-row>
            <table:table-cell table:style-name="Table10.A1" office:value-type="string">
              <text:p text:style-name="P8">Byte 0</text:p>
            </table:table-cell>
            <table:table-cell table:style-name="Table10.A1" office:value-type="string">
              <text:p text:style-name="P8">Byte 1</text:p>
            </table:table-cell>
            <table:table-cell table:style-name="Table10.A1" office:value-type="string">
              <text:p text:style-name="P8">Byte 2-3</text:p>
            </table:table-cell>
            <table:table-cell table:style-name="Table10.A1" office:value-type="string">
              <text:p text:style-name="P8">Byte 4</text:p>
            </table:table-cell>
            <table:table-cell table:style-name="Table10.A1" office:value-type="string">
              <text:p text:style-name="P8">Byte 5</text:p>
            </table:table-cell>
            <table:table-cell table:style-name="Table10.A1" office:value-type="string">
              <text:p text:style-name="P8">Byte 6<text:line-break/>(Optional)</text:p>
            </table:table-cell>
            <table:table-cell table:style-name="Table10.G1" office:value-type="string">
              <text:p text:style-name="P8">Remainder<text:line-break/>(Optional)</text:p>
            </table:table-cell>
          </table:table-row>
        </table:table-header-rows>
        <table:table-row>
          <table:table-cell table:style-name="Table10.A2" office:value-type="string">
            <text:p text:style-name="P11">0x20</text:p>
          </table:table-cell>
          <table:table-cell table:style-name="Table10.A2" office:value-type="string">
            <text:p text:style-name="P11">0x82</text:p>
          </table:table-cell>
          <table:table-cell table:style-name="Table10.A2" office:value-type="string">
            <text:p text:style-name="P11">Available Commands</text:p>
          </table:table-cell>
          <table:table-cell table:style-name="Table10.A2" office:value-type="string">
            <text:p text:style-name="P11">Write Lengths</text:p>
          </table:table-cell>
          <table:table-cell table:style-name="Table10.A2" office:value-type="string">
            <text:p text:style-name="P11">Highest Address Space</text:p>
          </table:table-cell>
          <table:table-cell table:style-name="Table10.A2" office:value-type="string">
            <text:p text:style-name="P11">Lowest Address Space</text:p>
          </table:table-cell>
          <table:table-cell table:style-name="Table10.G2" office:value-type="string">
            <text:p text:style-name="P11">Name String</text:p>
          </table:table-cell>
        </table:table-row>
      </table:table>
      <text:p text:style-name="Standard"/>
      <text:h text:style-name="Heading_20_3" text:outline-level="3">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8">Byte 0</text:p>
            </table:table-cell>
            <table:table-cell table:style-name="Table11.A1" office:value-type="string">
              <text:p text:style-name="P8">Byte 1</text:p>
            </table:table-cell>
            <table:table-cell table:style-name="Table11.C1" office:value-type="string">
              <text:p text:style-name="P8">Byte 2</text:p>
            </table:table-cell>
          </table:table-row>
        </table:table-header-rows>
        <table:table-row>
          <table:table-cell table:style-name="Table11.A2" office:value-type="string">
            <text:p text:style-name="P11">0x20</text:p>
          </table:table-cell>
          <table:table-cell table:style-name="Table11.A2" office:value-type="string">
            <text:p text:style-name="P11">0x84</text:p>
          </table:table-cell>
          <table:table-cell table:style-name="Table11.C2" office:value-type="string">
            <text:p text:style-name="P11">Address Space</text:p>
          </table:table-cell>
        </table:table-row>
      </table:table>
      <text:p text:style-name="Standard"/>
      <text:h text:style-name="Heading_20_3" text:outline-level="3">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header-rows>
          <table:table-row>
            <table:table-cell table:style-name="Table12.A1" office:value-type="string">
              <text:p text:style-name="P8">Byte 0</text:p>
            </table:table-cell>
            <table:table-cell table:style-name="Table12.A1" office:value-type="string">
              <text:p text:style-name="P8">Byte 1</text:p>
            </table:table-cell>
            <table:table-cell table:style-name="Table12.A1" office:value-type="string">
              <text:p text:style-name="P8">Byte 2</text:p>
            </table:table-cell>
            <table:table-cell table:style-name="Table12.A1" office:value-type="string">
              <text:p text:style-name="P8">Byte 3-6</text:p>
            </table:table-cell>
            <table:table-cell table:style-name="Table12.A1" office:value-type="string">
              <text:p text:style-name="P8">Byte 7</text:p>
            </table:table-cell>
            <table:table-cell table:style-name="Table12.A1" office:value-type="string">
              <text:p text:style-name="P8">Byte 8-11</text:p>
            </table:table-cell>
            <table:table-cell table:style-name="Table12.G1" office:value-type="string">
              <text:p text:style-name="P8">Byte 12</text:p>
            </table:table-cell>
          </table:table-row>
        </table:table-header-rows>
        <table:table-row>
          <table:table-cell table:style-name="Table12.A2" office:value-type="string">
            <text:p text:style-name="P11">0x20</text:p>
          </table:table-cell>
          <table:table-cell table:style-name="Table12.A2" office:value-type="string">
            <text:p text:style-name="P11">0x86</text:p>
          </table:table-cell>
          <table:table-cell table:style-name="Table12.A2" office:value-type="string">
            <text:p text:style-name="P12">Address Space</text:p>
          </table:table-cell>
          <table:table-cell table:style-name="Table12.A2" office:value-type="string">
            <text:p text:style-name="P12">Highest Address</text:p>
          </table:table-cell>
          <table:table-cell table:style-name="Table12.A2" office:value-type="string">
            <text:p text:style-name="P12">Flags</text:p>
          </table:table-cell>
          <table:table-cell table:style-name="Table12.A2" office:value-type="string">
            <text:p text:style-name="P12">Lowest Address</text:p>
          </table:table-cell>
          <table:table-cell table:style-name="Table12.G2" office:value-type="string">
            <text:p text:style-name="P12">Description</text:p>
          </table:table-cell>
        </table:table-row>
      </table:table>
      <text:p text:style-name="Standard"/>
      <text:h text:style-name="Heading_20_3" text:outline-level="3">Freeze Command</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8">Byte 0</text:p>
            </table:table-cell>
            <table:table-cell table:style-name="Table13.A1" office:value-type="string">
              <text:p text:style-name="P8">Byte 1</text:p>
            </table:table-cell>
            <table:table-cell table:style-name="Table13.C1" office:value-type="string">
              <text:p text:style-name="P8">Byte 2</text:p>
            </table:table-cell>
          </table:table-row>
        </table:table-header-rows>
        <table:table-row>
          <table:table-cell table:style-name="Table13.A2" office:value-type="string">
            <text:p text:style-name="P11">0x20</text:p>
          </table:table-cell>
          <table:table-cell table:style-name="Table13.A2" office:value-type="string">
            <text:p text:style-name="P11">0xA1</text:p>
          </table:table-cell>
          <table:table-cell table:style-name="Table13.C2" office:value-type="string">
            <text:p text:style-name="P11">Address Space</text:p>
          </table:table-cell>
        </table:table-row>
      </table:table>
      <text:p text:style-name="Standard"><text:soft-page-break/></text:p>
      <text:h text:style-name="Heading_20_3" text:outline-level="3">Unfreeze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8">Byte 0</text:p>
            </table:table-cell>
            <table:table-cell table:style-name="Table14.A1" office:value-type="string">
              <text:p text:style-name="P8">Byte 1</text:p>
            </table:table-cell>
            <table:table-cell table:style-name="Table14.C1" office:value-type="string">
              <text:p text:style-name="P8">Byte 2</text:p>
            </table:table-cell>
          </table:table-row>
        </table:table-header-rows>
        <table:table-row>
          <table:table-cell table:style-name="Table14.A2" office:value-type="string">
            <text:p text:style-name="P11">0x20</text:p>
          </table:table-cell>
          <table:table-cell table:style-name="Table14.A2" office:value-type="string">
            <text:p text:style-name="P11">0xA0</text:p>
          </table:table-cell>
          <table:table-cell table:style-name="Table14.C2" office:value-type="string">
            <text:p text:style-name="P11">Address Space</text:p>
          </table:table-cell>
        </table:table-row>
      </table:table>
      <text:p text:style-name="Standard"/>
      <text:h text:style-name="Heading_20_3" text:outline-level="3">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8">Byte 0</text:p>
            </table:table-cell>
            <table:table-cell table:style-name="Table15.A1" office:value-type="string">
              <text:p text:style-name="P8">Byte 1</text:p>
            </table:table-cell>
            <table:table-cell table:style-name="Table15.C1" office:value-type="string">
              <text:p text:style-name="P8">Byte 2-7</text:p>
            </table:table-cell>
          </table:table-row>
        </table:table-header-rows>
        <table:table-row>
          <table:table-cell table:style-name="Table15.A2" office:value-type="string">
            <text:p text:style-name="P11">0x20</text:p>
          </table:table-cell>
          <table:table-cell table:style-name="Table15.A2" office:value-type="string">
            <text:p text:style-name="P11">0x88</text:p>
          </table:table-cell>
          <table:table-cell table:style-name="Table15.C2" office:value-type="string">
            <text:p text:style-name="P12">Reserving Node ID</text:p>
          </table:table-cell>
        </table:table-row>
      </table:table>
      <text:p text:style-name="Standard"/>
      <text:h text:style-name="Heading_20_3" text:outline-level="3">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8">Byte 0</text:p>
            </table:table-cell>
            <table:table-cell table:style-name="Table16.A1" office:value-type="string">
              <text:p text:style-name="P8">Byte 1</text:p>
            </table:table-cell>
            <table:table-cell table:style-name="Table16.C1" office:value-type="string">
              <text:p text:style-name="P8">Byte 2-7</text:p>
            </table:table-cell>
          </table:table-row>
        </table:table-header-rows>
        <table:table-row>
          <table:table-cell table:style-name="Table16.A2" office:value-type="string">
            <text:p text:style-name="P11">0x20</text:p>
          </table:table-cell>
          <table:table-cell table:style-name="Table16.A2" office:value-type="string">
            <text:p text:style-name="P11">0x8A</text:p>
          </table:table-cell>
          <table:table-cell table:style-name="Table16.C2" office:value-type="string">
            <text:p text:style-name="P12">Reserved Node ID</text:p>
          </table:table-cell>
        </table:table-row>
      </table:table>
      <text:p text:style-name="Standard"/>
      <text:h text:style-name="Heading_20_3" text:outline-level="3">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8">Byte 0</text:p>
            </table:table-cell>
            <table:table-cell table:style-name="Table17.A1" office:value-type="string">
              <text:p text:style-name="P8">Byte 1</text:p>
            </table:table-cell>
            <table:table-cell table:style-name="Table17.C1" office:value-type="string">
              <text:p text:style-name="P8">Byte 2</text:p>
            </table:table-cell>
          </table:table-row>
        </table:table-header-rows>
        <table:table-row>
          <table:table-cell table:style-name="Table17.A2" office:value-type="string">
            <text:p text:style-name="P11">0x20</text:p>
          </table:table-cell>
          <table:table-cell table:style-name="Table17.A2" office:value-type="string">
            <text:p text:style-name="P11">0x8C</text:p>
          </table:table-cell>
          <table:table-cell table:style-name="Table17.C2" office:value-type="string">
            <text:p text:style-name="P11">Number requested (1-8, 3 bits); upper bits reserved and must be ignored</text:p>
          </table:table-cell>
        </table:table-row>
      </table:table>
      <text:p text:style-name="Standard"/>
      <text:h text:style-name="Heading_20_3" text:outline-level="3">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8">Byte 0</text:p>
            </table:table-cell>
            <table:table-cell table:style-name="Table18.A1" office:value-type="string">
              <text:p text:style-name="P8">Byte 1</text:p>
            </table:table-cell>
            <table:table-cell table:style-name="Table18.C1" office:value-type="string">
              <text:p text:style-name="P8">Remainder</text:p>
            </table:table-cell>
          </table:table-row>
        </table:table-header-rows>
        <table:table-row>
          <table:table-cell table:style-name="Table18.A2" office:value-type="string">
            <text:p text:style-name="P11">0x20</text:p>
          </table:table-cell>
          <table:table-cell table:style-name="Table18.A2" office:value-type="string">
            <text:p text:style-name="P11">0x8D</text:p>
          </table:table-cell>
          <table:table-cell table:style-name="Table18.C2" office:value-type="string">
            <text:p text:style-name="P11">1-8 requested EventIDs, a total of 8-64 bytes</text:p>
          </table:table-cell>
        </table:table-row>
      </table:table>
      <text:p text:style-name="Standard"/>
      <text:h text:style-name="Heading_20_3" text:outline-level="3">Indicate Command</text:h>
      <table:table table:name="Table19" table:style-name="Table19">
        <table:table-column table:style-name="Table19.A"/>
        <table:table-column table:style-name="Table19.B"/>
        <table:table-header-rows>
          <table:table-row>
            <table:table-cell table:style-name="Table19.A1" office:value-type="string">
              <text:p text:style-name="P8">Byte 0</text:p>
            </table:table-cell>
            <table:table-cell table:style-name="Table19.B1" office:value-type="string">
              <text:p text:style-name="P8">Byte 1</text:p>
            </table:table-cell>
          </table:table-row>
        </table:table-header-rows>
        <table:table-row>
          <table:table-cell table:style-name="Table19.A2" office:value-type="string">
            <text:p text:style-name="P11">0x20</text:p>
          </table:table-cell>
          <table:table-cell table:style-name="Table19.B2" office:value-type="string">
            <text:p text:style-name="P11">0xA3 on<text:line-break/>0xA2 off</text:p>
          </table:table-cell>
        </table:table-row>
      </table:table>
      <text:p text:style-name="Standard"/>
      <text:h text:style-name="Heading_20_3" text:outline-level="3">Update Complete Command</text:h>
      <table:table table:name="Table20" table:style-name="Table20">
        <table:table-column table:style-name="Table20.A"/>
        <table:table-column table:style-name="Table20.B"/>
        <table:table-header-rows>
          <table:table-row>
            <table:table-cell table:style-name="Table20.A1" office:value-type="string">
              <text:p text:style-name="P8">Byte 0</text:p>
            </table:table-cell>
            <table:table-cell table:style-name="Table20.B1" office:value-type="string">
              <text:p text:style-name="P8">Byte 1</text:p>
            </table:table-cell>
          </table:table-row>
        </table:table-header-rows>
        <table:table-row>
          <table:table-cell table:style-name="Table20.A2" office:value-type="string">
            <text:p text:style-name="P11">0x20</text:p>
          </table:table-cell>
          <table:table-cell table:style-name="Table20.B2" office:value-type="string">
            <text:p text:style-name="P11">0xA8</text:p>
          </table:table-cell>
        </table:table-row>
      </table:table>
      <text:p text:style-name="Standard"/>
      <text:h text:style-name="Heading_20_3" text:outline-level="3">Reset/Reboot Command</text:h>
      <table:table table:name="Table21" table:style-name="Table21">
        <table:table-column table:style-name="Table21.A"/>
        <table:table-column table:style-name="Table21.B"/>
        <table:table-header-rows>
          <table:table-row>
            <table:table-cell table:style-name="Table21.A1" office:value-type="string">
              <text:p text:style-name="P8">Byte 0</text:p>
            </table:table-cell>
            <table:table-cell table:style-name="Table21.B1" office:value-type="string">
              <text:p text:style-name="P8">Byte 1</text:p>
            </table:table-cell>
          </table:table-row>
        </table:table-header-rows>
        <table:table-row>
          <table:table-cell table:style-name="Table21.A2" office:value-type="string">
            <text:p text:style-name="P11">0x20</text:p>
          </table:table-cell>
          <table:table-cell table:style-name="Table21.B2" office:value-type="string">
            <text:p text:style-name="P11">0xA9</text:p>
          </table:table-cell>
        </table:table-row>
      </table:table>
      <text:p text:style-name="Standard"/>
      <text:h text:style-name="Heading_20_3" text:outline-level="3"><text:soft-page-break/>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8">Byte 0</text:p>
            </table:table-cell>
            <table:table-cell table:style-name="Table22.A1" office:value-type="string">
              <text:p text:style-name="P8">Byte 1</text:p>
            </table:table-cell>
            <table:table-cell table:style-name="Table22.C1" office:value-type="string">
              <text:p text:style-name="P8">Byte 2-7</text:p>
            </table:table-cell>
          </table:table-row>
        </table:table-header-rows>
        <table:table-row>
          <table:table-cell table:style-name="Table22.A2" office:value-type="string">
            <text:p text:style-name="P11">0x20</text:p>
          </table:table-cell>
          <table:table-cell table:style-name="Table22.A2" office:value-type="string">
            <text:p text:style-name="P11">0xAA</text:p>
          </table:table-cell>
          <table:table-cell table:style-name="Table22.C2" office:value-type="string">
            <text:p text:style-name="P12">Node ID</text:p>
          </table:table-cell>
        </table:table-row>
      </table:table>
      <text:p text:style-name="Standard"/>
      <text:h text:style-name="Heading_20_2" text:outline-level="2">Operations</text:h>
      <text:h text:style-name="Heading_20_3" text:outline-level="3">Read, Read-Reply</text:h>
      <text:p text:style-name="Standard">In reply to the datagram containing a Read command, the receiving node shall set <text:span text:style-name="T4">the</text:span> Reply Pending bit in the Datagram Received OK message. <text:s/>The receiving node may, but is not required to, include a specific timeout interval in the Datagram Received OK message. </text:p>
      <text:p text:style-name="Standard">If the interval is provided and has elapsed without a Read Reply message being returned, the node requesting the Read operation may, but is not required to, repeat the request.</text:p>
      <text:p text:style-name="Standard">Attempts to read from an invalid location, either outside the available address range in an valid address space, or from an invalid address space, still require a returning a Read Reply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Standard">Reading at least one byte, but less than the requested amount, due to the length of the address space is not considered an error.</text:p>
      <text:p text:style-name="Standard">If the full number of bytes cannot be read for any reason other than the size of the address space, or if no bytes can be read, the Read Reply shall have the Fail bit set and include an error code instead of the requested data.</text:p>
      <text:h text:style-name="Heading_20_3" text:outline-level="3">Read Stream, Read Stream Reply</text:h>
      <text:p text:style-name="Standard">Very similar to Read,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Standard">The four bytes of read length are sent most-significant byte first.</text:p>
      <text:h text:style-name="Heading_20_3" text:outline-level="3">Write, Write Reply</text:h>
      <text:p text:style-name="Standard">If the write operation can be done immediately and succeeds, only the Datagram Received OK message reply to the Write Command datagram is returned. The Reply Pending bit is not set in the Datagram Received OK reply.</text:p>
      <text:p text:style-name="Standard">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later by the receiving node sending a Write Reply datagram with either OK or Fail set. If Fail is set, the error code shall be included. The optional message string may be, but is not required to be, included.</text:p>
      <text:p text:style-name="Standard"><text:soft-page-break/>If a timeout interval was provided and has elapsed without a Write Reply message being returned, the node requesting the Write operation may, but is not required to, repeat the request.</text:p>
      <text:h text:style-name="Heading_20_3" text:outline-level="3">Write Stream, Write Stream Reply</text:h>
      <text:p text:style-name="Standard">Write Stream is followed by a stream initialization using the specified Stream ID. <text:s/>Once that completes, the Write Reply can be returned. <office:annotation><dc:creator>Jim Kueneman</dc:creator><dc:date>2015-02-09T06:33:11</dc:date><text:p><text:span text:style-name="T14">TODO when streams are implemented: Needs careful consideration of whether delayed reply should be used here, and how, exactly</text:span></text:p></office:annotation></text:p>
      <text:h text:style-name="Heading_20_3" text:outline-level="3"><text:bookmark-start text:name="__RefHeading__2729_1915845353"/><text:bookmark-start text:name="__RefNumPara__2731_1915845353"/><text:bookmark text:name="discovery"/>Get Configuration Options Reply<text:bookmark-end text:name="__RefHeading__2729_1915845353"/><text:bookmark-end text:name="__RefNumPara__2731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5440922033711738114" text:style-name="L13">
        <text:list-item>
          <text:p text:style-name="P21">Available operations mask (2 bytes, bit coded): Indicate which operations are available so the using software can know whether convenience operations (which are not possible on some hardware) are available.</text:p>
          <text:list>
            <text:list-item>
              <text:p text:style-name="P21">0x8000 Write under mask supported</text:p>
            </text:list-item>
            <text:list-item>
              <text:p text:style-name="P21">0x4000 Unaligned reads supported. If not set, reads have to start on an address with the low bits, as given by the data size, all zero. For example a 4-byte write must have the low two address bits zero.</text:p>
            </text:list-item>
            <text:list-item>
              <text:p text:style-name="P21">0x2000 Unaligned writes supported. If not set, reads have to start on an address with the low bits, as given by the data size, all zero. For example a 4-byte write must have the low two address bits zero.</text:p>
            </text:list-item>
            <text:list-item>
              <text:p text:style-name="P21">0x0800 Read from address space 0xFC available (this is the manufacturer part of Abbreviated CDI)</text:p>
            </text:list-item>
            <text:list-item>
              <text:p text:style-name="P21">0x0400 Read from address space 0xFB available (this is the user-entered part of Abbreviated CDI)</text:p>
            </text:list-item>
            <text:list-item>
              <text:p text:style-name="P21">0x0200 Write to address space 0xFB available (this is the user-entered part of Abbreviated CDI)</text:p>
            </text:list-item>
            <text:list-item>
              <text:p text:style-name="P21">Others reserved, must be ignored on receipt and sent as zero.</text:p>
            </text:list-item>
          </text:list>
        </text:list-item>
        <text:list-item>
          <text:p text:style-name="P21">Write lengths supported (One byte, bit coded): (provided for devices that can only write certain sizes to memory) (at least one bit must be set)</text:p>
          <text:list>
            <text:list-item>
              <text:p text:style-name="P21">0x80 1 byte write</text:p>
            </text:list-item>
            <text:list-item>
              <text:p text:style-name="P21">0x40 2 byte write</text:p>
            </text:list-item>
            <text:list-item>
              <text:p text:style-name="P21">0x20 4 byte writes</text:p>
            </text:list-item>
            <text:list-item>
              <text:p text:style-name="P21">0x10 64 byte writes (full datagram, but not 63 bytes or arbitrary length, just exactly 64)</text:p>
            </text:list-item>
            <text:list-item>
              <text:p text:style-name="P21">0x02 arbitrary writes of any length OK</text:p>
            </text:list-item>
            <text:list-item>
              <text:p text:style-name="P21">0x01 stream writes supported (stream support will identify buffer size)</text:p>
            </text:list-item>
            <text:list-item>
              <text:p text:style-name="P21"><text:soft-page-break/>Others reserved, must be ignored on receipt and sent as zero.</text:p>
            </text:list-item>
          </text:list>
        </text:list-item>
      </text:list>
      <text:list xml:id="list8709320726953082958" text:style-name="L14">
        <text:list-item>
          <text:p text:style-name="P22">Highest Address Space (byte): Highest number space available. Not all up to that need be available, but sparse allocation will slow down the process as “Get Address Space Information” is needed to determine whether they are present.</text:p>
        </text:list-item>
      </text:list>
      <text:list xml:id="list2781767282446405976" text:style-name="L15">
        <text:list-item>
          <text:p text:style-name="P23">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3" text:outline-level="3">Get Address Space Information Reply</text:h>
      <text:p text:style-name="Standard">To ease automated access, a configuring node can inquire about the address spaces in the being-configured node. Whether or not the address space is present, a reply is required.</text:p>
      <text:list xml:id="list185731447642947673" text:style-name="L16">
        <text:list-item>
          <text:p text:style-name="P24">Present: This is carried in the lowest bit of the command byte, just below the reply bit</text:p>
          <text:list>
            <text:list-item>
              <text:p text:style-name="P24">0x01 == 1: Present. == 0 not present.</text:p>
            </text:list-item>
          </text:list>
        </text:list-item>
        <text:list-item>
          <text:p text:style-name="P24">Space ID – provided to identify request this reply is in response to</text:p>
        </text:list-item>
        <text:list-item>
          <text:p text:style-name="P24">Highest Address (4 bytes)</text:p>
        </text:list-item>
        <text:list-item>
          <text:p text:style-name="P24">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4">Lowest Address (4 bytes) – optional, omit if zero, as that will let reply fit in single CAN frame; if present, “non-zero lowest address” bit in prior byte must be 1.</text:p>
        </text:list-item>
        <text:list-item>
          <text:p text:style-name="P24">Description (variable length) – optional null-terminated string giving the user-readable name of this space</text:p>
        </text:list-item>
      </text:list>
      <text:h text:style-name="Heading_20_3" text:outline-level="3">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text:soft-page-break/>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3" text:outline-level="3">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3" text:outline-level="3">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9">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3" text:outline-level="3"><text:bookmark text:name="indicate"/>Indicate</text:h>
      <text:p text:style-name="Standard">(This is likely to move to a separate protocol; note that “indicate” and “ident” are completely different things, with “ident” in a separate protocol already)<office:annotation><dc:creator>Jim Kueneman</dc:creator><dc:date>2015-02-09T06:40:16</dc:date><text:p text:style-name="P36"><text:span text:style-name="T14">Getting Direction from Bob on this.</text:span></text:p></office:annotation></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8"><text:s/>1 Introduction (Informative)<text:tab/>1</text:p>
          <text:p text:style-name="P18"><text:s/>2 Intended Use (Informative)<text:tab/>1</text:p>
          <text:p text:style-name="P18"><text:s/>3 References and Context (Normative)<text:tab/>1</text:p>
          <text:p text:style-name="P18"><text:s/>4 Protocol (Normative)<text:tab/>1</text:p>
          <text:p text:style-name="P16"><text:s/>4.1 Address Space Size<text:tab/>1</text:p>
          <text:p text:style-name="P16"><text:s/>4.2 Address Space Selection<text:tab/>2</text:p>
          <text:p text:style-name="P16"><text:s/>4.3 Message Formats<text:tab/>2</text:p>
          <text:p text:style-name="P17"><text:s/>4.3.1 Error Handling<text:tab/>2</text:p>
          <text:p text:style-name="P17"><text:s/>4.3.2 Read Command<text:tab/>2</text:p>
          <text:p text:style-name="P17"><text:s/>4.3.3 Read Reply<text:tab/>3</text:p>
          <text:p text:style-name="P17"><text:s/>4.3.4 Read Stream Command<text:tab/>3</text:p>
          <text:p text:style-name="P17"><text:s/>4.3.5 Read Stream Reply<text:tab/>3</text:p>
          <text:p text:style-name="P17"><text:s/>4.3.6 Write Command<text:tab/>4</text:p>
          <text:p text:style-name="P17"><text:s/>4.3.7 Write Reply<text:tab/>4</text:p>
          <text:p text:style-name="P17"><text:s/>4.3.8 Write Under Mask Command<text:tab/>4</text:p>
          <text:p text:style-name="P17"><text:s/>4.3.9 Write Stream Command<text:tab/>4</text:p>
          <text:p text:style-name="P17"><text:s/>4.3.10 Write Stream Reply<text:tab/>5</text:p>
          <text:p text:style-name="P17"><text:s/>4.3.11 Get Configuration Options Command<text:tab/>5</text:p>
          <text:p text:style-name="P17"><text:s/>4.3.12 Get Configuration Reply<text:tab/>5</text:p>
          <text:p text:style-name="P17"><text:s/>4.3.13 Get Address Space Information Command<text:tab/>5</text:p>
          <text:p text:style-name="P17"><text:s/>4.3.14 Get Address Space Information Reply<text:tab/>5</text:p>
          <text:p text:style-name="P17"><text:s/>4.3.15 Freeze Command<text:tab/>6</text:p>
          <text:p text:style-name="P17"><text:s/>4.3.16 Unfreeze Command<text:tab/>6</text:p>
          <text:p text:style-name="P17"><text:s/>4.3.17 Lock/Reserve Command<text:tab/>6</text:p>
          <text:p text:style-name="P17"><text:s/>4.3.18 Lock/Reserve Reply<text:tab/>6</text:p>
          <text:p text:style-name="P17"><text:s/>4.3.19 Get Unique ID Command<text:tab/>6</text:p>
          <text:p text:style-name="P17"><text:s/>4.3.20 Get Unique ID Reply<text:tab/>6</text:p>
          <text:p text:style-name="P17"><text:s/>4.3.21 Indicate Command<text:tab/>6</text:p>
          <text:p text:style-name="P17"><text:s/>4.3.22 Update Complete Command<text:tab/>6</text:p>
          <text:p text:style-name="P17"><text:s/>4.3.23 Reset/Reboot Command<text:tab/>7</text:p>
          <text:p text:style-name="P17"><text:s/>4.3.24 Reinitialize/Factory Reset Command<text:tab/>7</text:p>
          <text:p text:style-name="P16"><text:s/>4.4 Operations<text:tab/>7</text:p>
          <text:p text:style-name="P17"><text:s/>4.4.1 Read, Read-Reply<text:tab/>7</text:p>
          <text:p text:style-name="P17"><text:s/>4.4.2 Read Stream, Read Stream Reply<text:tab/>7</text:p>
          <text:p text:style-name="P17"><text:s/>4.4.3 Write, Write Reply<text:tab/>7</text:p>
          <text:p text:style-name="P17"><text:s/>4.4.4 Write Stream, Write Stream Reply<text:tab/>8</text:p>
          <text:p text:style-name="P17"><text:s/>4.4.5 Get Configuration Options Reply<text:tab/>8</text:p>
          <text:p text:style-name="P17"><text:s/>4.4.6 Get Address Space Information Reply<text:tab/>9</text:p>
          <text:p text:style-name="P17"><text:s/>4.4.7 Lock/Reserve and Freeze/Unfreeze<text:tab/>9</text:p>
          <text:p text:style-name="P17"><text:s/>4.4.8 Get Unique EventID<text:tab/>10</text:p>
          <text:p text:style-name="P17"><text:s/>4.4.9 Update Complete/Reset/Reboot/Reinitialize<text:tab/>10</text:p>
          <text:p text:style-name="P17"><text:s/>4.4.10 Indicate<text:tab/>10</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Lucida Grande UI" svg:font-family="'.Lucida Grande UI'"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font-name="Arial1" fo:font-size="16pt" style:font-size-asian="16pt" style:font-size-complex="16pt"/>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448)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Configuration Standard</text:p>
      </style:header>
      <style:footer>
        <text:p text:style-name="MP4"><text:span text:style-name="Page_20_Number"><text:span text:style-name="MT2">Copyright </text:span></text:span><text:span text:style-name="Page_20_Number"><text:span text:style-name="MT3">201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75" text:date-value="2015-02-17T01:16:06.742429509">Feb 17,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448) translate (0.00972222222222222in 5.409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Configur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7T01:16:06.745636216">Feb 17,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1</text:page-count></text:span></text:span><text:span text:style-name="Page_20_Number"><text:span text:style-name="MT5"> - </text:span></text:span><text:span text:style-name="Page_20_Number"><text:span text:style-name="MT2"><text:date style:data-style-name="N75" text:date-value="2015-02-17T01:16:06.747191478">Feb 17,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168</meta:editing-cycles>
    <meta:editing-duration>P1DT16H19M47S</meta:editing-duration>
    <meta:generator>LibreOffice/4.2.7.2$Linux_X86_64 LibreOffice_project/420m0$Build-2</meta:generator>
    <dc:date>2015-02-17T01:16:06.681126003</dc:date>
    <dc:creator>Balazs Racz</dc:creator>
    <meta:keyword>Memory Configuration</meta:keyword>
    <meta:document-statistic meta:table-count="24" meta:image-count="1" meta:object-count="0" meta:page-count="11" meta:paragraph-count="370" meta:word-count="3347" meta:character-count="19589" meta:non-whitespace-character-count="16532"/>
    <meta:user-defined meta:name="Info 1"/>
    <meta:user-defined meta:name="Info 2"/>
    <meta:user-defined meta:name="Info 3"/>
    <meta:user-defined meta:name="Info 4"/>
  </office:meta>
</office:document-meta>
</file>